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3.2472in" fo:margin-left="-0.0417in" fo:margin-top="0in" fo:margin-bottom="0in" table:align="left"/>
    </style:style>
    <style:style style:name="Table1.A" style:family="table-column">
      <style:table-column-properties style:column-width="1.1674in"/>
    </style:style>
    <style:style style:name="Table1.B" style:family="table-column">
      <style:table-column-properties style:column-width="1.0181in"/>
    </style:style>
    <style:style style:name="Table1.C" style:family="table-column">
      <style:table-column-properties style:column-width="1.0618in"/>
    </style:style>
    <style:style style:name="Table1.1" style:family="table-row">
      <style:table-row-properties style:min-row-height="0.2083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Table2" style:family="table">
      <style:table-properties style:width="3.2472in" fo:margin-left="-0.0417in" fo:margin-top="0in" fo:margin-bottom="0in" table:align="left"/>
    </style:style>
    <style:style style:name="Table2.A" style:family="table-column">
      <style:table-column-properties style:column-width="1.1674in"/>
    </style:style>
    <style:style style:name="Table2.B" style:family="table-column">
      <style:table-column-properties style:column-width="1.0181in"/>
    </style:style>
    <style:style style:name="Table2.C" style:family="table-column">
      <style:table-column-properties style:column-width="1.0618in"/>
    </style:style>
    <style:style style:name="Table2.1" style:family="table-row">
      <style:table-row-properties style:min-row-height="0.2083in" fo:keep-together="auto"/>
    </style:style>
    <style:style style:name="Table2.A1" style:family="table-cell">
      <style:table-cell-properties style:vertical-align="bottom" fo:padding-left="0.0208in" fo:padding-right="0.0208in" fo:padding-top="0in" fo:padding-bottom="0in" fo:border="none"/>
    </style:style>
    <style:style style:name="Table3" style:family="table">
      <style:table-properties style:width="3.9354in" fo:margin-left="-0.0417in" fo:margin-top="0in" fo:margin-bottom="0in" table:align="left"/>
    </style:style>
    <style:style style:name="Table3.A" style:family="table-column">
      <style:table-column-properties style:column-width="0.8507in"/>
    </style:style>
    <style:style style:name="Table3.B" style:family="table-column">
      <style:table-column-properties style:column-width="1.0882in"/>
    </style:style>
    <style:style style:name="Table3.C" style:family="table-column">
      <style:table-column-properties style:column-width="1.0007in"/>
    </style:style>
    <style:style style:name="Table3.D" style:family="table-column">
      <style:table-column-properties style:column-width="0.9958in"/>
    </style:style>
    <style:style style:name="Table3.1" style:family="table-row">
      <style:table-row-properties style:min-row-height="0.2083in" fo:keep-together="auto"/>
    </style:style>
    <style:style style:name="Table3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Standard">
      <style:paragraph-properties fo:text-align="center" style:justify-single-word="false"/>
      <style:text-properties fo:color="#5eb91e" loext:opacity="100%" style:font-name="DejaVu Sans" fo:font-size="16pt" fo:font-weight="bold" officeooo:rsid="0005dd76" officeooo:paragraph-rsid="0005dd76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55308d" loext:opacity="100%" style:font-name="DejaVu Sans" fo:font-size="13pt" fo:font-weight="bold" officeooo:rsid="000a97dc" officeooo:paragraph-rsid="000a97dc" style:font-size-asian="11.3500003814697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111111" loext:opacity="100%" style:font-name="DejaVu Sans" fo:font-size="9pt" fo:font-weight="normal" officeooo:rsid="0005dd76" officeooo:paragraph-rsid="0005dd76" style:font-size-asian="7.84999990463257pt" style:font-weight-asian="normal" style:font-size-complex="9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111111" loext:opacity="100%" style:font-name="DejaVu Sans" fo:font-size="9pt" fo:font-weight="normal" officeooo:rsid="0009e2f0" officeooo:paragraph-rsid="0009e2f0" style:font-size-asian="7.84999990463257pt" style:font-weight-asian="normal" style:font-size-complex="9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111111" loext:opacity="100%" style:font-name="DejaVu Sans" fo:font-size="9pt" fo:font-weight="normal" officeooo:rsid="0009e2f0" officeooo:paragraph-rsid="000bbdb5" style:font-size-asian="7.84999990463257pt" style:font-weight-asian="normal" style:font-size-complex="9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111111" loext:opacity="100%" style:font-name="DejaVu Sans" fo:font-size="9pt" fo:font-weight="normal" officeooo:rsid="000a97dc" officeooo:paragraph-rsid="000a97dc" style:font-size-asian="7.84999990463257pt" style:font-weight-asian="normal" style:font-size-complex="9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111111" loext:opacity="100%" style:font-name="DejaVu Sans" fo:font-size="9pt" fo:font-weight="normal" officeooo:rsid="000bbdb5" officeooo:paragraph-rsid="000bbdb5" style:font-size-asian="7.84999990463257pt" style:font-weight-asian="normal" style:font-size-complex="9pt" style:font-weight-complex="normal"/>
    </style:style>
    <style:style style:name="P8" style:family="paragraph" style:parent-style-name="Standard">
      <style:paragraph-properties fo:text-align="start" style:justify-single-word="false"/>
      <style:text-properties officeooo:paragraph-rsid="00084522"/>
    </style:style>
    <style:style style:name="P9" style:family="paragraph" style:parent-style-name="Standard">
      <style:paragraph-properties fo:text-align="start" style:justify-single-word="false"/>
      <style:text-properties officeooo:paragraph-rsid="0005dd76"/>
    </style:style>
    <style:style style:name="P10" style:family="paragraph" style:parent-style-name="Standard">
      <style:paragraph-properties fo:text-align="start" style:justify-single-word="false" fo:break-before="page"/>
      <style:text-properties fo:color="#111111" loext:opacity="100%" style:font-name="DejaVu Sans" fo:font-size="9pt" fo:font-weight="normal" officeooo:rsid="000a97dc" officeooo:paragraph-rsid="000a97dc" style:font-size-asian="7.84999990463257pt" style:font-weight-asian="normal" style:font-size-complex="9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55308d" loext:opacity="100%" style:font-name="DejaVu Sans" fo:font-size="13pt" fo:font-weight="bold" officeooo:rsid="0005dd76" officeooo:paragraph-rsid="00084522" style:font-size-asian="11.3500003814697pt" style:font-weight-asian="bold" style:font-size-complex="13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55308d" loext:opacity="100%" style:font-name="DejaVu Sans" fo:font-size="13pt" fo:font-weight="bold" officeooo:rsid="00084522" officeooo:paragraph-rsid="0005dd76" style:font-size-asian="11.3500003814697pt" style:font-weight-asian="bold" style:font-size-complex="13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111111" loext:opacity="100%" style:font-name="DejaVu Sans" fo:font-size="9pt" fo:font-weight="normal" officeooo:rsid="000bbdb5" officeooo:paragraph-rsid="000bbdb5" style:font-size-asian="7.84999990463257pt" style:font-weight-asian="normal" style:font-size-complex="9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111111" loext:opacity="100%" style:font-name="DejaVu Sans" fo:font-size="9pt" fo:font-weight="normal" officeooo:rsid="00084522" officeooo:paragraph-rsid="00084522" style:font-size-asian="7.84999990463257pt" style:font-weight-asian="normal" style:font-size-complex="9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111111" loext:opacity="100%" style:font-name="DejaVu Sans" fo:font-size="9pt" fo:font-weight="normal" officeooo:rsid="000c4ce5" officeooo:paragraph-rsid="000c4ce5" style:font-size-asian="7.84999990463257pt" style:font-weight-asian="normal" style:font-size-complex="9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111111" loext:opacity="100%" style:font-name="DejaVu Sans" fo:font-size="9pt" fo:font-weight="normal" officeooo:rsid="000c4ce5" officeooo:paragraph-rsid="000db0c0" style:font-size-asian="7.84999990463257pt" style:font-weight-asian="normal" style:font-size-complex="9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111111" loext:opacity="100%" style:font-name="DejaVu Sans" fo:font-size="9pt" fo:font-weight="normal" officeooo:rsid="0009e2f0" officeooo:paragraph-rsid="0009e2f0" style:font-size-asian="7.84999990463257pt" style:font-weight-asian="normal" style:font-size-complex="9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111111" loext:opacity="100%" style:font-name="DejaVu Sans" fo:font-size="9pt" fo:font-style="normal" style:text-underline-style="none" fo:font-weight="bold" officeooo:rsid="000c4ce5" officeooo:paragraph-rsid="000c4ce5" style:font-size-asian="7.84999990463257pt" style:font-style-asian="normal" style:font-weight-asian="bold" style:font-size-complex="9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111111" loext:opacity="100%" style:font-name="DejaVu Sans" fo:font-size="9pt" fo:font-weight="bold" officeooo:rsid="000c4ce5" officeooo:paragraph-rsid="000c4ce5" style:font-size-asian="7.84999990463257pt" style:font-weight-asian="bold" style:font-size-complex="9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111111" loext:opacity="100%" style:font-name="DejaVu Sans" fo:font-size="9pt" fo:font-weight="bold" officeooo:rsid="000c4ce5" officeooo:paragraph-rsid="000db0c0" style:font-size-asian="7.84999990463257pt" style:font-weight-asian="bold" style:font-size-complex="9pt" style:font-weight-complex="bold"/>
    </style:style>
    <style:style style:name="P21" style:family="paragraph" style:parent-style-name="Standard">
      <style:paragraph-properties fo:text-align="start" style:justify-single-word="false"/>
      <style:text-properties officeooo:rsid="00084522" officeooo:paragraph-rsid="000ee971"/>
    </style:style>
    <style:style style:name="P22" style:family="paragraph" style:parent-style-name="Standard">
      <style:paragraph-properties fo:text-align="start" style:justify-single-word="false">
        <style:tab-stops/>
      </style:paragraph-properties>
    </style:style>
    <style:style style:name="P23" style:family="paragraph" style:parent-style-name="Standard">
      <style:paragraph-properties fo:text-align="start" style:justify-single-word="false"/>
      <style:text-properties officeooo:paragraph-rsid="000ee971"/>
    </style:style>
    <style:style style:name="P24" style:family="paragraph" style:parent-style-name="Standard">
      <style:paragraph-properties fo:text-align="end" style:justify-single-word="false">
        <style:tab-stops/>
      </style:paragraph-properties>
    </style:style>
    <style:style style:name="P25" style:family="paragraph" style:parent-style-name="Standard">
      <style:paragraph-properties fo:text-align="start" style:justify-single-word="false">
        <style:tab-stops/>
      </style:paragraph-properties>
      <style:text-properties officeooo:rsid="000ee971" officeooo:paragraph-rsid="000ee971"/>
    </style:style>
    <style:style style:name="P26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style:paragraph-properties fo:margin-left="0in" fo:margin-right="0in" fo:margin-top="0in" fo:margin-bottom="0in" fo:line-height="100%" fo:text-indent="0in"/>
    </style:style>
    <style:style style:name="P28" style:family="paragraph">
      <loext:graphic-properties draw:fill="none" draw:fill-color="#ffffff"/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solid" draw:fill-color="#bf819e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solid" draw:fill-color="#e8f2a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none" draw:fill-color="#729fcf"/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none" draw:fill-color="#729fcf"/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7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none" draw:fill-color="#729fcf"/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55308d" loext:opacity="100%" style:font-name="DejaVu Sans" fo:font-size="13pt" fo:font-weight="bold" style:font-size-asian="11.3500003814697pt" style:font-weight-asian="bold" style:font-size-complex="13pt" style:font-weight-complex="bold"/>
    </style:style>
    <style:style style:name="T2" style:family="text">
      <style:text-properties fo:color="#55308d" loext:opacity="100%" style:font-name="DejaVu Sans" fo:font-size="13pt" fo:font-weight="bold" officeooo:rsid="00084522" style:font-size-asian="11.3500003814697pt" style:font-weight-asian="bold" style:font-size-complex="13pt" style:font-weight-complex="bold"/>
    </style:style>
    <style:style style:name="T3" style:family="text">
      <style:text-properties fo:color="#55308d" loext:opacity="100%" style:font-name="DejaVu Sans" fo:font-size="13pt" fo:font-weight="bold" officeooo:rsid="0005dd76" style:font-size-asian="11.3500003814697pt" style:font-weight-asian="bold" style:font-size-complex="13pt" style:font-weight-complex="bold"/>
    </style:style>
    <style:style style:name="T4" style:family="text">
      <style:text-properties officeooo:rsid="000bbdb5"/>
    </style:style>
    <style:style style:name="T5" style:family="text">
      <style:text-properties officeooo:rsid="000ee971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7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7764in" fo:min-width="1.05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516in" fo:padding-top="0.0492in" fo:padding-bottom="0.0492in" fo:padding-left="0.0984in" fo:padding-right="0.0984in" draw:shadow="hidden" draw:shadow-offset-x="0.0783in" draw:shadow-offset-y="0.0783in" draw:shadow-color="#808080" style:run-through="foreground"/>
      <style:paragraph-properties style:writing-mode="lr-tb"/>
    </style:style>
    <style:style style:name="gr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bf819e" draw:textarea-horizontal-align="justify" draw:textarea-vertical-align="middle" draw:auto-grow-height="false" fo:min-height="0.4008in" fo:min-width="1.05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e8f2a1" draw:textarea-horizontal-align="justify" draw:textarea-vertical-align="middle" draw:auto-grow-height="false" fo:min-height="0.4016in" fo:min-width="1.05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e8f2a1" draw:textarea-horizontal-align="justify" draw:textarea-vertical-align="middle" draw:auto-grow-height="false" fo:min-height="0.1516in" fo:min-width="1.05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e8f2a1" draw:textarea-horizontal-align="justify" draw:textarea-vertical-align="middle" draw:auto-grow-height="false" fo:min-height="0.4008in" fo:min-width="1.05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bf819e" draw:textarea-horizontal-align="justify" draw:textarea-vertical-align="middle" draw:auto-grow-height="false" fo:min-height="0.4008in" fo:min-width="1.3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807in" fo:padding-top="0.0492in" fo:padding-bottom="0.0492in" fo:padding-left="0.0984in" fo:padding-right="0.0984in" draw:shadow="hidden" draw:shadow-offset-x="0.0783in" draw:shadow-offset-y="0.0783in" draw:shadow-color="#808080" style:run-through="foreground"/>
      <style:paragraph-properties style:writing-mode="lr-tb"/>
    </style:style>
    <style:style style:name="gr1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bf819e" draw:textarea-horizontal-align="justify" draw:textarea-vertical-align="middle" draw:auto-grow-height="false" fo:min-height="0.4016in" fo:min-width="1.3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solid" svg:stroke-width="0in" svg:stroke-color="#3465a4" draw:marker-start="" draw:marker-start-width="0.0783in" draw:marker-start-center="false" draw:marker-end="Arrowheads_20_1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solid" svg:stroke-width="0in" svg:stroke-color="#3465a4" draw:marker-start="" draw:marker-start-width="0.0783in" draw:marker-start-center="false" draw:marker-end="Arrowheads_20_2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solid" svg:stroke-width="0in" svg:stroke-color="#3465a4" draw:marker-start="" draw:marker-start-width="0.0783in" draw:marker-start-center="false" draw:marker-end="Arrowheads_20_3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solid" svg:stroke-width="0in" svg:stroke-color="#3465a4" draw:marker-start="" draw:marker-start-width="0.0783in" draw:marker-start-center="false" draw:marker-end="Arrowheads_20_4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solid" svg:stroke-width="0in" svg:stroke-color="#3465a4" draw:marker-start="" draw:marker-start-width="0.0783in" draw:marker-start-center="false" draw:marker-end="Arrowheads_20_5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solid" svg:stroke-width="0in" svg:stroke-color="#3465a4" draw:marker-start="" draw:marker-start-width="0.0783in" draw:marker-start-center="false" draw:marker-end="Arrowheads_20_6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solid" svg:stroke-width="0in" svg:stroke-color="#3465a4" draw:marker-start="" draw:marker-start-width="0.0783in" draw:marker-start-center="false" draw:marker-end="Arrowheads_20_7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solid" svg:stroke-width="0in" svg:stroke-color="#3465a4" draw:marker-start="" draw:marker-start-width="0.0783in" draw:marker-start-center="false" draw:marker-end="Arrowheads_20_8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solid" svg:stroke-width="0in" svg:stroke-color="#3465a4" draw:marker-start="" draw:marker-start-width="0.0783in" draw:marker-start-center="false" draw:marker-end="Arrowheads_20_9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solid" svg:stroke-width="0in" svg:stroke-color="#3465a4" draw:marker-start="" draw:marker-start-width="0.0783in" draw:marker-start-center="false" draw:marker-end="Arrowheads_20_10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solid" svg:stroke-width="0in" svg:stroke-color="#3465a4" draw:marker-start="" draw:marker-start-width="0.0783in" draw:marker-start-center="false" draw:marker-end="Arrowheads_20_11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solid" svg:stroke-width="0in" svg:stroke-color="#3465a4" draw:marker-start="" draw:marker-start-width="0.0783in" draw:marker-start-center="false" draw:marker-end="Arrowheads_20_12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fo:min-height="0.1083in" fo:padding-top="0.0492in" fo:padding-bottom="0.0492in" fo:padding-left="0.0984in" fo:padding-right="0.0984in" draw:shadow="hidden" draw:shadow-offset-x="0.0783in" draw:shadow-offset-y="0.0783in" draw:shadow-color="#808080" style:run-through="foreground"/>
      <style:paragraph-properties style:writing-mode="lr-tb"/>
    </style:style>
    <style:style style:name="gr2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fo:min-height="0.1547in" fo:padding-top="0.0492in" fo:padding-bottom="0.0492in" fo:padding-left="0.0984in" fo:padding-right="0.0984in" draw:shadow="hidden" draw:shadow-offset-x="0.0783in" draw:shadow-offset-y="0.0783in" draw:shadow-color="#808080" style:run-through="foreground"/>
      <style:paragraph-properties style:writing-mode="lr-tb"/>
    </style:style>
    <style:style style:name="gr2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fo:min-height="0.1091in" fo:padding-top="0.0492in" fo:padding-bottom="0.0492in" fo:padding-left="0.0984in" fo:padding-right="0.0984in" draw:shadow="hidden" draw:shadow-offset-x="0.0783in" draw:shadow-offset-y="0.0783in" draw:shadow-color="#808080" style:run-through="foreground"/>
      <style:paragraph-properties style:writing-mode="lr-tb"/>
    </style:style>
    <style:style style:name="gr2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fo:min-height="0.1098in" fo:padding-top="0.0492in" fo:padding-bottom="0.0492in" fo:padding-left="0.0984in" fo:padding-right="0.0984in" draw:shadow="hidden" draw:shadow-offset-x="0.0783in" draw:shadow-offset-y="0.0783in" draw:shadow-color="#808080" style:run-through="foreground"/>
      <style:paragraph-properties style:writing-mode="lr-tb"/>
    </style:style>
    <style:style style:name="gr2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fo:min-height="0.2165in" fo:padding-top="0.0492in" fo:padding-bottom="0.0492in" fo:padding-left="0.0984in" fo:padding-right="0.0984in" draw:shadow="hidden" draw:shadow-offset-x="0.0783in" draw:shadow-offset-y="0.0783in" draw:shadow-color="#808080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АНАЛИЗ РЕНТАБЕЛЬНОСТИ РЕЙСОВ</text:p>
      <text:p text:style-name="P1">ИЗ АЭРОПОРТА ВИТЯЗЕВО (г. АНАПА) В ЗИМНИЙ ПЕРИОД</text:p>
      <text:p text:style-name="P1"/>
      <text:p text:style-name="P8"><text:span text:style-name="T2">1</text:span><text:span text:style-name="T3">. </text:span><text:span text:style-name="T2">Структура</text:span><text:span text:style-name="T3"> (main dataset)</text:span></text:p>
      <text:p text:style-name="P11"/>
      <text:p text:style-name="P12"><draw:g text:anchor-type="paragraph" draw:z-index="0" draw:name="Shape1" draw:style-name="gr1"><draw:custom-shape draw:style-name="gr2" draw:text-style-name="P26" svg:width="1.2504in" svg:height="0.8752in" svg:x="0.75in" svg:y="1.1445in"><text:p/><draw:enhanced-geometry svg:viewBox="0 0 21600 21600" draw:type="rectangle" draw:enhanced-path="M 0 0 L 21600 0 21600 21600 0 21600 0 0 Z N"/></draw:custom-shape><draw:frame draw:style-name="gr3" draw:text-style-name="P28" svg:width="1.2504in" svg:height="0.2504in" svg:x="0.75in" svg:y="1.1445in"><draw:text-box><text:p text:style-name="P27"><text:span text:style-name="T6">dst_project.flights</text:span></text:p></draw:text-box></draw:frame><draw:custom-shape draw:style-name="gr4" draw:text-style-name="P29" svg:width="1.2504in" svg:height="0.4996in" svg:x="2.75in" svg:y="0.0193in"><text:p/><draw:enhanced-geometry svg:viewBox="0 0 21600 21600" draw:type="rectangle" draw:enhanced-path="M 0 0 L 21600 0 21600 21600 0 21600 0 0 Z N"/></draw:custom-shape><draw:frame draw:style-name="gr3" draw:text-style-name="P28" svg:width="1.3752in" svg:height="0.2504in" svg:x="2.75in" svg:y="0.0193in"><draw:text-box><text:p text:style-name="P27"><text:span text:style-name="T6">dst_project.aircrafts</text:span></text:p></draw:text-box></draw:frame><draw:custom-shape draw:style-name="gr4" draw:text-style-name="P29" svg:width="1.2504in" svg:height="0.4996in" svg:x="2.75in" svg:y="0.6453in"><text:p/><draw:enhanced-geometry svg:viewBox="0 0 21600 21600" draw:type="rectangle" draw:enhanced-path="M 0 0 L 21600 0 21600 21600 0 21600 0 0 Z N"/></draw:custom-shape><draw:frame draw:style-name="gr3" draw:text-style-name="P28" svg:width="1.3752in" svg:height="0.2504in" svg:x="2.75in" svg:y="0.6453in"><draw:text-box><text:p text:style-name="P27"><text:span text:style-name="T6">dst_project.airports</text:span></text:p></draw:text-box></draw:frame><draw:custom-shape draw:style-name="gr5" draw:text-style-name="P30" svg:width="1.2504in" svg:height="0.5004in" svg:x="4.1252in" svg:y="1.5193in"><text:p/><draw:enhanced-geometry svg:viewBox="0 0 21600 21600" draw:type="rectangle" draw:enhanced-path="M 0 0 L 21600 0 21600 21600 0 21600 0 0 Z N"/></draw:custom-shape><draw:frame draw:style-name="gr3" draw:text-style-name="P28" svg:width="1.3752in" svg:height="0.2504in" svg:x="4.1252in" svg:y="1.5193in"><draw:text-box><text:p text:style-name="P27"><text:span text:style-name="T6">airport_data</text:span></text:p></draw:text-box></draw:frame><draw:custom-shape draw:style-name="gr6" draw:text-style-name="P30" svg:width="1.2504in" svg:height="0.2504in" svg:x="2.75in" svg:y="1.8945in"><text:p/><draw:enhanced-geometry svg:viewBox="0 0 21600 21600" draw:type="rectangle" draw:enhanced-path="M 0 0 L 21600 0 21600 21600 0 21600 0 0 Z N"/></draw:custom-shape><draw:frame draw:style-name="gr3" draw:text-style-name="P28" svg:width="1.3752in" svg:height="0.2504in" svg:x="2.75in" svg:y="1.8945in"><draw:text-box><text:p text:style-name="P27"><text:span text:style-name="T6">fuel</text:span></text:p></draw:text-box></draw:frame><draw:custom-shape draw:style-name="gr5" draw:text-style-name="P30" svg:width="1.2504in" svg:height="0.5004in" svg:x="3.1252in" svg:y="2.2693in"><text:p/><draw:enhanced-geometry svg:viewBox="0 0 21600 21600" draw:type="rectangle" draw:enhanced-path="M 0 0 L 21600 0 21600 21600 0 21600 0 0 Z N"/></draw:custom-shape><draw:frame draw:style-name="gr3" draw:text-style-name="P28" svg:width="1.3752in" svg:height="0.2504in" svg:x="3.1252in" svg:y="2.2693in"><draw:text-box><text:p text:style-name="P27"><text:span text:style-name="T6">consumption</text:span></text:p></draw:text-box></draw:frame><draw:custom-shape draw:style-name="gr7" draw:text-style-name="P30" svg:width="1.2504in" svg:height="0.4996in" svg:x="2.75in" svg:y="2.8953in"><text:p/><draw:enhanced-geometry svg:viewBox="0 0 21600 21600" draw:type="rectangle" draw:enhanced-path="M 0 0 L 21600 0 21600 21600 0 21600 0 0 Z N"/></draw:custom-shape><draw:frame draw:style-name="gr3" draw:text-style-name="P28" svg:width="1.3752in" svg:height="0.2504in" svg:x="2.75in" svg:y="2.8953in"><draw:text-box><text:p text:style-name="P27"><text:span text:style-name="T6">flight_amounts</text:span></text:p></draw:text-box></draw:frame><draw:custom-shape draw:style-name="gr5" draw:text-style-name="P30" svg:width="1.2504in" svg:height="0.5004in" svg:x="0in" svg:y="2.8945in"><text:p/><draw:enhanced-geometry svg:viewBox="0 0 21600 21600" draw:type="rectangle" draw:enhanced-path="M 0 0 L 21600 0 21600 21600 0 21600 0 0 Z N"/></draw:custom-shape><draw:frame draw:style-name="gr3" draw:text-style-name="P28" svg:width="1.3752in" svg:height="0.2504in" svg:x="0in" svg:y="2.8945in"><draw:text-box><text:p text:style-name="P27"><text:span text:style-name="T6">bought_tickets</text:span></text:p></draw:text-box></draw:frame><draw:custom-shape draw:style-name="gr8" draw:text-style-name="P29" svg:width="1.5004in" svg:height="0.4996in" svg:x="4.3752in" svg:y="3.3953in"><text:p/><draw:enhanced-geometry svg:viewBox="0 0 21600 21600" draw:type="rectangle" draw:enhanced-path="M 0 0 L 21600 0 21600 21600 0 21600 0 0 Z N"/></draw:custom-shape><draw:frame draw:style-name="gr9" draw:text-style-name="P28" svg:width="1.876in" svg:height="0.3795in" svg:x="4.3744in" svg:y="3.3953in"><draw:text-box><text:p text:style-name="P27"><text:span text:style-name="T6">dst_project.ticket_fli</text:span><text:span text:style-name="T6">ghts</text:span></text:p></draw:text-box></draw:frame><draw:custom-shape draw:style-name="gr8" draw:text-style-name="P29" svg:width="1.5004in" svg:height="0.4996in" svg:x="0in" svg:y="4.3953in"><text:p/><draw:enhanced-geometry svg:viewBox="0 0 21600 21600" draw:type="rectangle" draw:enhanced-path="M 0 0 L 21600 0 21600 21600 0 21600 0 0 Z N"/></draw:custom-shape><draw:frame draw:style-name="gr9" draw:text-style-name="P28" svg:width="1.8752in" svg:height="0.3795in" svg:x="0in" svg:y="4.3953in"><draw:text-box><text:p text:style-name="P27"><text:span text:style-name="T6">dst_project.ticket_fli</text:span><text:span text:style-name="T6">ghts</text:span></text:p></draw:text-box></draw:frame><draw:custom-shape draw:style-name="gr7" draw:text-style-name="P30" svg:width="1.2504in" svg:height="0.4996in" svg:x="4.1252in" svg:y="0.8953in"><text:p/><draw:enhanced-geometry svg:viewBox="0 0 21600 21600" draw:type="rectangle" draw:enhanced-path="M 0 0 L 21600 0 21600 21600 0 21600 0 0 Z N"/></draw:custom-shape><draw:frame draw:style-name="gr3" draw:text-style-name="P28" svg:width="1.376in" svg:height="0.2504in" svg:x="4.1244in" svg:y="0.8953in"><draw:text-box><text:p text:style-name="P27"><text:span text:style-name="T6">airport_data</text:span></text:p></draw:text-box></draw:frame><draw:custom-shape draw:style-name="gr10" draw:text-style-name="P29" svg:width="1.5004in" svg:height="0.5004in" svg:x="1.75in" svg:y="4.0193in"><text:p/><draw:enhanced-geometry svg:viewBox="0 0 21600 21600" draw:type="rectangle" draw:enhanced-path="M 0 0 L 21600 0 21600 21600 0 21600 0 0 Z N"/></draw:custom-shape><draw:frame draw:style-name="gr9" draw:text-style-name="P28" svg:width="1.8752in" svg:height="0.3795in" svg:x="1.75in" svg:y="4.0193in"><draw:text-box><text:p text:style-name="P27"><text:span text:style-name="T6">dst_project.flights</text:span></text:p></draw:text-box></draw:frame><draw:custom-shape draw:style-name="gr10" draw:text-style-name="P29" svg:width="1.5004in" svg:height="0.5004in" svg:x="3.6252in" svg:y="4.0193in"><text:p/><draw:enhanced-geometry svg:viewBox="0 0 21600 21600" draw:type="rectangle" draw:enhanced-path="M 0 0 L 21600 0 21600 21600 0 21600 0 0 Z N"/></draw:custom-shape><draw:frame draw:style-name="gr9" draw:text-style-name="P28" svg:width="1.876in" svg:height="0.3795in" svg:x="3.6244in" svg:y="4.0193in"><draw:text-box><text:p text:style-name="P27"><text:span text:style-name="T6">dst_project.seats</text:span></text:p></draw:text-box></draw:frame><draw:line draw:style-name="gr11" draw:text-style-name="P31" svg:x1="2.3748in" svg:y1="4.0193in" svg:x2="0.9996in" svg:y2="3.3945in"><text:p/></draw:line><draw:line draw:style-name="gr12" draw:text-style-name="P31" svg:x1="0.3748in" svg:y1="4.3945in" svg:x2="0.3748in" svg:y2="3.3945in"><text:p/></draw:line><draw:line draw:style-name="gr13" draw:text-style-name="P31" svg:x1="3.7496in" svg:y1="4.0193in" svg:x2="1.2496in" svg:y2="3.2693in"><text:p/></draw:line><draw:line draw:style-name="gr14" draw:text-style-name="P31" svg:x1="2.7496in" svg:y1="3.2693in" svg:x2="1.2496in" svg:y2="2.0193in"><text:p/></draw:line><draw:line draw:style-name="gr15" draw:text-style-name="P31" svg:x1="0.3748in" svg:y1="2.8945in" svg:x2="0.9996in" svg:y2="2.0193in"><text:p/></draw:line><draw:line draw:style-name="gr16" draw:text-style-name="P31" svg:x1="3.1248in" svg:y1="2.7693in" svg:x2="1.6248in" svg:y2="2.0193in"><text:p/></draw:line><draw:line draw:style-name="gr17" draw:text-style-name="P31" svg:x1="2.7496in" svg:y1="2.0193in" svg:x2="1.9996in" svg:y2="1.8945in"><text:p/></draw:line><draw:line draw:style-name="gr18" draw:text-style-name="P31" svg:x1="4.1248in" svg:y1="1.6445in" svg:x2="1.9996in" svg:y2="1.6445in"><text:p/></draw:line><draw:line draw:style-name="gr19" draw:text-style-name="P31" svg:x1="4.1248in" svg:y1="1.3945in" svg:x2="1.9996in" svg:y2="1.3945in"><text:p/></draw:line><draw:line draw:style-name="gr20" draw:text-style-name="P31" svg:x1="2.7496in" svg:y1="0.6445in" svg:x2="1.2496in" svg:y2="1.1445in"><text:p/></draw:line><draw:line draw:style-name="gr21" draw:text-style-name="P31" svg:x1="2.7496in" svg:y1="0.1445in" svg:x2="0.9996in" svg:y2="1.1445in"><text:p/></draw:line><draw:line draw:style-name="gr22" draw:text-style-name="P31" svg:x1="5.6248in" svg:y1="3.3945in" svg:x2="3.9996in" svg:y2="3.0193in"><text:p/></draw:line><draw:frame draw:style-name="gr23" draw:text-style-name="P32" svg:width="1.8752in" svg:height="0.2122in" draw:transform="rotate (0.527962098728285) translate (1.01875in 0.944444444444444in)"><draw:text-box><text:p text:style-name="P27"><text:span text:style-name="T7">aircraft_code=aircraft_code</text:span></text:p></draw:text-box></draw:frame><draw:frame draw:style-name="gr24" draw:text-style-name="P33" svg:width="1.5724in" svg:height="0.2539in" draw:transform="rotate (0.3077015471266) translate (1.375in 0.917361111111111in)"><draw:text-box><text:p text:style-name="P27"><text:span text:style-name="T8">arrival_airport=airport_code</text:span></text:p></draw:text-box></draw:frame><draw:frame draw:style-name="gr25" draw:text-style-name="P34" svg:width="1.3752in" svg:height="0.3248in" svg:x="2.3752in" svg:y="1.2264in"><draw:text-box><text:p text:style-name="P27"><text:span text:style-name="T8">arrival_airport=airport_code</text:span></text:p></draw:text-box></draw:frame><draw:frame draw:style-name="gr23" draw:text-style-name="P34" svg:width="1.6252in" svg:height="0.2122in" svg:x="2.3752in" svg:y="1.4764in"><draw:text-box><text:p text:style-name="P27"><text:span text:style-name="T8">departure_airport=airport_c</text:span><text:span text:style-name="T8">ode</text:span></text:p></draw:text-box></draw:frame><draw:frame draw:style-name="gr26" draw:text-style-name="P34" svg:width="1.3744in" svg:height="0.3244in" draw:transform="rotate (-0.413468499797457) translate (1.80347222222222in 1.91944444444444in)"><draw:text-box><text:p text:style-name="P27"><text:span text:style-name="T8">aircraft_code=aircraft_code</text:span></text:p></draw:text-box></draw:frame><draw:frame draw:style-name="gr25" draw:text-style-name="P34" svg:width="1.365in" svg:height="0.2122in" draw:transform="rotate (-0.712966999439685) translate (1.60902777777778in 2.09861111111111in)"><draw:text-box><text:p text:style-name="P27"><text:span text:style-name="T8">flight_id=flight_id</text:span></text:p></draw:text-box></draw:frame><draw:frame draw:style-name="gr25" draw:text-style-name="P34" svg:width="0.9185in" svg:height="0.3244in" draw:transform="rotate (0.928166096210584) translate (0.225694444444444in 2.80347222222222in)"><draw:text-box><text:p text:style-name="P27"><text:span text:style-name="T8">flight_id=flight_id</text:span></text:p></draw:text-box></draw:frame><draw:frame draw:style-name="gr27" draw:text-style-name="P34" svg:width="1.0303in" svg:height="0.3157in" draw:transform="rotate (1.57341432067289) translate (0.170138888888889in 4.39513888888889in)"><draw:text-box><text:p text:style-name="P27"><text:span text:style-name="T8">flight_id=flight_id</text:span></text:p></draw:text-box></draw:frame><draw:frame draw:style-name="gr25" draw:text-style-name="P34" svg:width="0.9185in" svg:height="0.3244in" draw:transform="rotate (-0.422369678982628) translate (1.4125in 3.39444444444444in)"><draw:text-box><text:p text:style-name="P27"><text:span text:style-name="T8">flight_id=flight_id</text:span></text:p></draw:text-box></draw:frame><draw:frame draw:style-name="gr25" draw:text-style-name="P34" svg:width="1.1677in" svg:height="0.2122in" draw:transform="rotate (-0.257436064669164) translate (4.35902777777778in 2.90972222222222in)"><draw:text-box><text:p text:style-name="P27"><text:span text:style-name="T8">Group by flight_id</text:span></text:p></draw:text-box></draw:frame><draw:frame draw:style-name="gr27" draw:text-style-name="P34" svg:width="1.2504in" svg:height="0.3157in" draw:transform="rotate (-0.250454747661187) translate (2.35486111111111in 3.41527777777778in)"><draw:text-box><text:p text:style-name="P27"><text:span text:style-name="T8">Group by aircraft_code</text:span></text:p></draw:text-box></draw:frame></draw:g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9"><text:span text:style-name="T2">2</text:span><text:span text:style-name="T3">. Описание исходных данных (main dataset)</text:span></text:p>
      <text:p text:style-name="P3">flight_no – номер рейса</text:p>
      <text:p text:style-name="P3">aircraft_code – код модели воздушного судна (ВС)</text:p>
      <text:p text:style-name="P3">actual_departure – фактическая дата/время выелта конкретного рейса</text:p>
      <text:p text:style-name="P3">actual_arrival – фактическая дата/время прилета конкретного рейса</text:p>
      <text:p text:style-name="P3">airport_name – название аэропорта прилета</text:p>
      <text:p text:style-name="P3">city – город, где располагается аэропорт прилета</text:p>
      <text:p text:style-name="P3">mainteance_price – суммарная стоимость наземного обслуживания рейса в аэропортах вылета и прилета, руб</text:p>
      <text:p text:style-name="P3">fuel_price – стоимость затрченого топлива на перелет (рассчитано исходя из длительности полета с учтетом разности во времени прилета и вылета и модели ВС), руб</text:p>
      <text:p text:style-name="P3">gmt_diff – разность часовых поясов в аэропортах прилета и вылета, час</text:p>
      <text:p text:style-name="P3">t_amount – суммарная выручка за билеты на конкретный рейс, руб</text:p>
      <text:p text:style-name="P3">profit – прибыль с конкретного рейса (выручка – затраты на обслуживание и топливо), руб</text:p>
      <text:p text:style-name="P7">capacity – емкость ВС, место</text:p>
      <text:p text:style-name="P7">ticket_count – количество купленных билетов на конкретный рейс</text:p>
      <text:p text:style-name="P7">loadness – процент заполнения мест в ВС, %</text:p>
      <text:p text:style-name="P3"/>
      <text:p text:style-name="P3"/>
      <text:p text:style-name="P21"><text:span text:style-name="T3">3. </text:span><text:span text:style-name="T1">Дополнительные дан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2"><text:span text:style-name="T1">month_de</text:span><text:soft-page-break/><text:span text:style-name="T1">p</text:span></text:p>
          </table:table-cell>
          <table:table-cell table:style-name="Table1.A1" office:value-type="string">
            <text:p text:style-name="P22">total_prifit</text:p>
          </table:table-cell>
          <table:table-cell table:style-name="Table1.A1" office:value-type="string">
            <text:p text:style-name="P22">avg_loadness</text:p>
          </table:table-cell>
        </table:table-row>
        <table:table-row table:style-name="Table1.1">
          <table:table-cell table:style-name="Table1.A1" office:value-type="string">
            <text:p text:style-name="P24">2</text:p>
          </table:table-cell>
          <table:table-cell table:style-name="Table1.A1" office:value-type="string">
            <text:p text:style-name="P24">50694601.8</text:p>
          </table:table-cell>
          <table:table-cell table:style-name="Table1.A1" office:value-type="string">
            <text:p text:style-name="P24">83.6285</text:p>
          </table:table-cell>
        </table:table-row>
        <table:table-row table:style-name="Table1.1">
          <table:table-cell table:style-name="Table1.A1" office:value-type="string">
            <text:p text:style-name="P24">1</text:p>
          </table:table-cell>
          <table:table-cell table:style-name="Table1.A1" office:value-type="string">
            <text:p text:style-name="P24">56850147.3333333</text:p>
          </table:table-cell>
          <table:table-cell table:style-name="Table1.A1" office:value-type="string">
            <text:p text:style-name="P24">83.6080597014925</text:p>
          </table:table-cell>
        </table:table-row>
      </table:table>
      <text:p text:style-name="Standard"/>
      <text:p text:style-name="P23"><text:span text:style-name="T2">ные, которых нет в базе данных</text:span></text:p>
      <text:p text:style-name="P14">Введена таблица CONSUMPTION, содержащая код ВС и средний часовой полетный расход топлива для данного типа ВС с целью расчета расхода топлива через длительность полета</text:p>
      <text:p text:style-name="P14">Введена таблица AIRPORT_DATA, содержащая стоимость наземного обслуживания для расчета расходов на рейс в аэропортах и часовых поясов для корректировки реального времени нахождения ВС в воздухе</text:p>
      <text:p text:style-name="P14">Введена однострочная таблица FUEL для выделения из общего запроса стоимости одного литра авиационного топлива</text:p>
      <text:p text:style-name="P14"/>
      <text:p text:style-name="P8"><text:span text:style-name="T2">4</text:span><text:span text:style-name="T3">. </text:span><text:span text:style-name="T2">Сводные таблицы для аналитики</text:span></text:p>
      <text:p text:style-name="P4">Группировка основного dataset по номеру рейса и аэропорту прилета, с суммированием прибыли показывает – какие рейсы убыточны, а какие слабоприбыльные, <text:span text:style-name="T4">средний процент наполнения</text:span></text:p>
      <text:p text:style-name="P4"/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5">Номер рейса</text:p>
          </table:table-cell>
          <table:table-cell table:style-name="Table3.A1" office:value-type="string">
            <text:p text:style-name="P25">Город прибытия</text:p>
          </table:table-cell>
          <table:table-cell table:style-name="Table3.A1" office:value-type="string">
            <text:p text:style-name="P25">Прибыль</text:p>
          </table:table-cell>
          <table:table-cell table:style-name="Table3.A1" office:value-type="string">
            <text:p text:style-name="P25">Загрузка ВС</text:p>
          </table:table-cell>
        </table:table-row>
        <table:table-row table:style-name="Table3.1">
          <table:table-cell table:style-name="Table3.A1" office:value-type="string">
            <text:p text:style-name="P22">PG0252</text:p>
          </table:table-cell>
          <table:table-cell table:style-name="Table3.A1" office:value-type="string">
            <text:p text:style-name="P22">Moscow</text:p>
          </table:table-cell>
          <table:table-cell table:style-name="Table3.A1" office:value-type="string">
            <text:p text:style-name="P24">77923221.73</text:p>
          </table:table-cell>
          <table:table-cell table:style-name="Table3.A1" office:value-type="string">
            <text:p text:style-name="P24">87.0149</text:p>
          </table:table-cell>
        </table:table-row>
        <table:table-row table:style-name="Table3.1">
          <table:table-cell table:style-name="Table3.A1" office:value-type="string">
            <text:p text:style-name="P22">PG0480</text:p>
          </table:table-cell>
          <table:table-cell table:style-name="Table3.A1" office:value-type="string">
            <text:p text:style-name="P22">Belgorod</text:p>
          </table:table-cell>
          <table:table-cell table:style-name="Table3.A1" office:value-type="string">
            <text:p text:style-name="P24">31928591.4</text:p>
          </table:table-cell>
          <table:table-cell table:style-name="Table3.A1" office:value-type="string">
            <text:p text:style-name="P24">92.975<text:span text:style-name="T5">8</text:span></text:p>
          </table:table-cell>
        </table:table-row>
        <table:table-row table:style-name="Table3.1">
          <table:table-cell table:style-name="Table3.A1" office:value-type="string">
            <text:p text:style-name="P22">PG0194</text:p>
          </table:table-cell>
          <table:table-cell table:style-name="Table3.A1" office:value-type="string">
            <text:p text:style-name="P22">Novokuznetsk</text:p>
          </table:table-cell>
          <table:table-cell table:style-name="Table3.A1" office:value-type="string">
            <text:p text:style-name="P24">-2307064</text:p>
          </table:table-cell>
          <table:table-cell table:style-name="Table3.A1" office:value-type="string">
            <text:p text:style-name="P24">0</text:p>
          </table:table-cell>
        </table:table-row>
      </table:table>
      <text:p text:style-name="Standard"/>
      <text:p text:style-name="P4"/>
      <text:p text:style-name="P5">Группировка основного датасета по месяцу полетов показывает в какие месяцы можно увеличить количество рейсов, а в какие уменьшить, опять же по прибыли, <text:span text:style-name="T4">средний процент наполнения</text:span></text:p>
      <text:p text:style-name="P4"/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5">Месяц</text:p>
          </table:table-cell>
          <table:table-cell table:style-name="Table2.A1" office:value-type="string">
            <text:p text:style-name="P25">Прибыль</text:p>
          </table:table-cell>
          <table:table-cell table:style-name="Table2.A1" office:value-type="string">
            <text:p text:style-name="P25">Загрузка ВС</text:p>
          </table:table-cell>
        </table:table-row>
        <table:table-row table:style-name="Table2.1">
          <table:table-cell table:style-name="Table2.A1" office:value-type="string">
            <text:p text:style-name="P24">2</text:p>
          </table:table-cell>
          <table:table-cell table:style-name="Table2.A1" office:value-type="string">
            <text:p text:style-name="P24">50694601.8<text:span text:style-name="T5">0</text:span></text:p>
          </table:table-cell>
          <table:table-cell table:style-name="Table2.A1" office:value-type="string">
            <text:p text:style-name="P24">83.6285</text:p>
          </table:table-cell>
        </table:table-row>
        <table:table-row table:style-name="Table2.1">
          <table:table-cell table:style-name="Table2.A1" office:value-type="string">
            <text:p text:style-name="P24">1</text:p>
          </table:table-cell>
          <table:table-cell table:style-name="Table2.A1" office:value-type="string">
            <text:p text:style-name="P24">56850147.33</text:p>
          </table:table-cell>
          <table:table-cell table:style-name="Table2.A1" office:value-type="string">
            <text:p text:style-name="P24">83.6080</text:p>
          </table:table-cell>
        </table:table-row>
      </table:table>
      <text:p text:style-name="Standard"/>
      <text:p text:style-name="P4"/>
      <text:p text:style-name="P6">коды основного датасета, и аналитических сводных таблиц представлены в приложении.</text:p>
      <text:p text:style-name="P6"/>
      <text:p text:style-name="P10"/>
      <text:p text:style-name="P2">Приложение</text:p>
      <text:p text:style-name="P2"/>
      <text:p text:style-name="P18">1. Основной Dataset</text:p>
      <text:p text:style-name="P14">WITH consumption AS (SELECT '733' AS aircraft_code, 2600 as h_consumption,</text:p>
      <text:p text:style-name="P14"><text:s text:c="21"/>402 as total_seats</text:p>
      <text:p text:style-name="P14"><text:s text:c="21"/>UNION ALL</text:p>
      <text:p text:style-name="P14"><text:s text:c="21"/>SELECT 'SU9' AS aircraft_code, 1800 as h_consumption,</text:p>
      <text:p text:style-name="P14"><text:s text:c="21"/>97 as total_seats),</text:p>
      <text:p text:style-name="P14"><text:s text:c="12"/></text:p>
      <text:p text:style-name="P14"><text:s text:c="4"/>airport_data AS (SELECT 'SVO' as airport_code, 43700 as service_price, 3 as gmt</text:p>
      <text:p text:style-name="P14"><text:s text:c="20"/>UNION ALL</text:p>
      <text:p text:style-name="P14"><text:s text:c="20"/>SELECT 'NOZ' as airport_code, 50000 as service_price, 7 as gmt</text:p>
      <text:p text:style-name="P14"><text:s text:c="20"/>UNION ALL</text:p>
      <text:p text:style-name="P14"><text:s text:c="20"/>SELECT 'EGO' as airport_code, 32200 as service_price, 3 as gmt</text:p>
      <text:p text:style-name="P14"><text:s text:c="20"/>UNION ALL</text:p>
      <text:p text:style-name="P14"><text:s text:c="20"/>SELECT 'AAQ' as airport_code, 62000 as service_price, 3 as gmt),</text:p>
      <text:p text:style-name="P14"><text:s text:c="20"/></text:p>
      <text:p text:style-name="P14"><text:s/>flights_amounts AS (SELECT flight_id,SUM(amount) as f_amount</text:p>
      <text:p text:style-name="P14"><text:s text:c="20"/>FROM dst_project.ticket_flights </text:p>
      <text:p text:style-name="P14"><text:s text:c="20"/>GROUP BY flight_id),</text:p>
      <text:p text:style-name="P14"><text:s text:c="20"/></text:p>
      <text:p text:style-name="P14"><text:s text:c="12"/>fuel AS (SELECT 49.964 as price),</text:p>
      <text:p text:style-name="P14"><text:s text:c="12"/></text:p>
      <text:p text:style-name="P14"><text:s text:c="2"/>bougth_tickets AS (SELECT tf0.flight_id,COUNT(tf0.flight_id) ticket_count,ts.total_seats</text:p>
      <text:p text:style-name="P14"><text:s text:c="20"/>FROM dst_project.ticket_flights tf0</text:p>
      <text:p text:style-name="P14"><text:s text:c="20"/>INNER JOIN dst_project.flights as fl0 ON fl0.flight_id=tf0.flight_id</text:p>
      <text:p text:style-name="P14"><text:s text:c="20"/>INNER JOIN (SELECT aircraft_code,COUNT(aircraft_code) as total_seats</text:p>
      <text:p text:style-name="P14"><text:s text:c="32"/>FROM dst_project.seats</text:p>
      <text:p text:style-name="P14"><text:s text:c="32"/>GROUP BY aircraft_code) AS ts </text:p>
      <text:p text:style-name="P14"><text:s text:c="28"/>ON ts.aircraft_code=fl0.aircraft_code</text:p>
      <text:p text:style-name="P14"><text:s text:c="20"/>GROUP BY tf0.flight_id,ts.total_seats)</text:p>
      <text:p text:style-name="P14"><text:s text:c="20"/></text:p>
      <text:p text:style-name="P14"><text:s/>SELECT flight_no,fl.aircraft_code,actual_departure,</text:p>
      <text:p text:style-name="P14"><text:s text:c="8"/>actual_arrival,airport_name,ap.city,</text:p>
      <text:p text:style-name="P14"><text:s text:c="8"/>(asr0.service_price+asr1.service_price) AS mainteance_price,</text:p>
      <text:p text:style-name="P14"><text:s text:c="8"/>((DATE_PART('M',fl.actual_arrival-fl.actual_departure)*1.0/60+</text:p>
      <text:p text:style-name="P14"><text:s text:c="9"/>DATE_PART('H',fl.actual_arrival-fl.actual_departure)-asr1.gmt+asr0.gmt)*</text:p>
      <text:p text:style-name="P14"><text:s text:c="8"/>cs.h_consumption*fuel.price) AS fuel_price, </text:p>
      <text:p text:style-name="P14"><text:s text:c="8"/>COALESCE(fa.f_amount,0) AS t_amount,(asr1.gmt-asr0.gmt) AS gmt_diff,</text:p>
      <text:p text:style-name="P14"><text:s text:c="8"/>(COALESCE(fa.f_amount,0)-((DATE_PART('M',fl.actual_arrival-fl.actual_departure)*1.0/60+</text:p>
      <text:p text:style-name="P14"><text:s text:c="9"/>DATE_PART('H',fl.actual_arrival-fl.actual_departure)-asr1.gmt+asr0.gmt)*</text:p>
      <text:p text:style-name="P14"><text:s text:c="8"/>cs.h_consumption*fuel.price)-(asr0.service_price+asr1.service_price)) AS profit,</text:p>
      <text:p text:style-name="P14"><text:s text:c="8"/>COALESCE(bt.total_seats,cs.total_seats) AS capacity, COALESCE(bt.ticket_count,0) AS ticket_count, </text:p>
      <text:p text:style-name="P14"><text:s text:c="8"/>COALESCE(ROUND(bt.ticket_count*100.0/bt.total_seats,2),0) AS loadness</text:p>
      <text:p text:style-name="P14"><text:s/>FROM dst_project.flights AS fl</text:p>
      <text:p text:style-name="P14"><text:s text:c="8"/>INNER JOIN dst_project.aircrafts AS ac ON ac.aircraft_code=fl.aircraft_code</text:p>
      <text:p text:style-name="P14"><text:s text:c="8"/>INNER JOIN dst_project.airports AS ap ON ap.airport_code=fl.arrival_airport</text:p>
      <text:p text:style-name="P14"><text:s text:c="8"/>INNER JOIN airport_data AS asr0 ON asr0.airport_code=fl.departure_airport</text:p>
      <text:p text:style-name="P14"><text:s text:c="8"/>INNER JOIN airport_data AS asr1 ON asr1.airport_code=fl.arrival_airport</text:p>
      <text:p text:style-name="P14"><text:s text:c="8"/>INNER JOIN consumption AS cs ON cs.aircraft_code=fl.aircraft_code</text:p>
      <text:p text:style-name="P14"><text:s text:c="8"/>LEFT JOIN bougth_tickets AS bt ON bt.flight_id=fl.flight_id</text:p>
      <text:p text:style-name="P14"><text:s text:c="8"/>LEFT JOIN flights_amounts AS fa ON fa.flight_id=fl.flight_id</text:p>
      <text:p text:style-name="P14"><text:s text:c="8"/>CROSS JOIN fuel</text:p>
      <text:p text:style-name="P14">WHERE fl.departure_airport = 'AAQ'</text:p>
      <text:p text:style-name="P14"><text:s text:c="2"/>AND (date_trunc('month', fl.scheduled_departure) in ('2017-01-01','2017-02-01', '2017-12-01'))</text:p>
      <text:p text:style-name="P14"><text:s text:c="2"/>AND fl.status not in ('Cancelled')</text:p>
      <text:p text:style-name="P14"/>
      <text:p text:style-name="P19">2.</text:p>
      <text:p text:style-name="P19">WITH dataset AS (…. запрос из п.1.)</text:p>
      <text:p text:style-name="P15">SELECT flight_no,city,SUM(profit) AS total_prifit,AVG(loadness) AS avg_loadness</text:p>
      <text:p text:style-name="P15">FROM dataset</text:p>
      <text:p text:style-name="P15">GROUP BY flight_no,city</text:p>
      <text:p text:style-name="P15"/>
      <text:p text:style-name="P20">3.</text:p>
      <text:p text:style-name="P20">WITH dataset AS (…. запрос из п.1.)</text:p>
      <text:p text:style-name="P16">SELECT DATE_PART('month',dataset.actual_departure) as Month_dep, SUM(profit) AS total_prifit,AVG(loadness) AS avg_loadness</text:p>
      <text:p text:style-name="P15"><text:soft-page-break/>FROM dataset</text:p>
      <text:p text:style-name="P15">GROUP BY DATE_PART('month',dataset.actual_departure)</text:p>
      <text:p text:style-name="P11"><text:s/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7T19:39:36.128208558</meta:creation-date>
    <dc:date>2021-02-17T22:32:15.868001504</dc:date>
    <meta:editing-duration>PT1H53M18S</meta:editing-duration>
    <meta:editing-cycles>6</meta:editing-cycles>
    <meta:generator>LibreOffice/7.0.3.1$Linux_X86_64 LibreOffice_project/00$Build-1</meta:generator>
    <meta:document-statistic meta:table-count="3" meta:image-count="0" meta:object-count="0" meta:page-count="4" meta:paragraph-count="127" meta:word-count="577" meta:character-count="5875" meta:non-whitespace-character-count="4719"/>
  </office:meta>
</office:document-meta>
</file>